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59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7.897cm"/>
    </style:style>
    <style:style style:name="co6" style:family="table-column">
      <style:table-column-properties fo:break-before="auto" style:column-width="4.029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2.254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2.47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4.31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cardboar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0000"/>
      <style:text-properties style:font-name="Consolas" fo:font-size="10pt" style:font-size-asian="10pt" style:font-size-complex="10pt"/>
    </style:style>
    <style:style style:name="ce16" style:family="table-cell" style:parent-style-name="Default">
      <style:text-properties style:font-name="Consolas" fo:font-size="10pt" style:font-size-asian="10pt" style:font-size-complex="10pt"/>
    </style:style>
    <style:style style:name="ce18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none" style:rotation-angle="9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style:font-name="Consolas" fo:font-size="10pt" style:font-size-asian="10pt" style:font-size-complex="10pt"/>
    </style:style>
    <style:style style:name="ce23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9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style:font-name="Consolas" fo:font-size="10pt" style:font-size-asian="10pt" style:font-size-complex="10pt"/>
    </style:style>
    <style:style style:name="ce25" style:family="table-cell" style:parent-style-name="Default" style:data-style-name="N100">
      <style:table-cell-properties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font-name="Consolas" fo:font-size="10pt" style:font-size-asian="10pt" style:font-size-complex="10pt"/>
    </style:style>
    <style:style style:name="ce29" style:family="table-cell" style:parent-style-name="Default">
      <style:table-cell-properties style:rotation-angle="90"/>
      <style:text-properties style:font-name="Consolas" fo:font-size="10pt" style:font-size-asian="10pt" style:font-size-complex="10pt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rotation-angle="9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rdboard_first_build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7" table:default-cell-style-name="ce24"/>
        <table:table-column table:style-name="co8" table:number-columns-repeated="3" table:default-cell-style-name="ce16"/>
        <table:table-column table:style-name="co9" table:default-cell-style-name="ce16"/>
        <table:table-column table:style-name="co10" table:default-cell-style-name="ce16"/>
        <table:table-column table:style-name="co8" table:number-columns-repeated="5" table:default-cell-style-name="ce16"/>
        <table:table-column table:style-name="co9" table:number-columns-repeated="14" table:default-cell-style-name="ce16"/>
        <table:table-column table:style-name="co11" table:number-columns-repeated="991" table:default-cell-style-name="ce16"/>
        <table:table-column table:style-name="co12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8" office:value-type="string" calcext:value-type="string">
            <text:p>Mouser 20240116 order</text:p>
          </table:table-cell>
          <table:table-cell table:style-name="ce23" office:value-type="string" calcext:value-type="string">
            <text:p>Qty</text:p>
          </table:table-cell>
          <table:table-cell table:style-name="ce1" table:number-columns-repeated="4"/>
          <table:table-cell table:style-name="ce25" office:value-type="string" calcext:value-type="string">
            <text:p>Vendor links</text:p>
          </table:table-cell>
          <table:table-cell table:style-name="ce25"/>
          <table:table-cell table:style-name="ce29" table:number-columns-repeated="1009"/>
          <table:table-cell table:style-name="ce32"/>
        </table:table-row>
        <table:table-row table:style-name="ro2">
          <table:table-cell table:style-name="ce9" office:value-type="string" calcext:value-type="string">
            <text:p>U200,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ST25R3916B-AQWT</text:p>
          </table:table-cell>
          <table:table-cell table:style-name="ce9" office:value-type="string" calcext:value-type="string">
            <text:p>QFN50P500X500X100-33N-D</text:p>
          </table:table-cell>
          <table:table-cell table:style-name="ce9" office:value-type="string" calcext:value-type="string">
            <text:p>NFC/RFID Tags &amp; Transponders NFC reader for payment, consumer and industrial</text:p>
          </table:table-cell>
          <table:table-cell office:value-type="string" calcext:value-type="string">
            <text:p>https://www.mouser.co.uk/ProductDetail/511-ST25R3916B-AQWT</text:p>
          </table:table-cell>
          <table:table-cell office:value-type="float" office:value="5" calcext:value-type="float">
            <text:p>5</text:p>
          </table:table-cell>
          <table:table-cell table:style-name="ce9" table:number-columns-repeated="4"/>
          <table:table-cell table:style-name="ce17" office:value-type="string" calcext:value-type="string">
            <text:p>https://www.digikey.co.uk/en/products/detail/stmicroelectronics/ST25R3916B-AQWT/16516567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9" office:value-type="string" calcext:value-type="string">
            <text:p>Y200,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NX3225SA-27.12M-STD-CSR-3</text:p>
          </table:table-cell>
          <table:table-cell table:style-name="ce9" office:value-type="string" calcext:value-type="string">
            <text:p>Lol_20230821:NX3225SA12000MHZSTDCSR1</text:p>
          </table:table-cell>
          <table:table-cell table:style-name="ce9" office:value-type="string" calcext:value-type="string">
            <text:p>Crystal SMD 3225 27.12MHz</text:p>
          </table:table-cell>
          <table:table-cell office:value-type="string" calcext:value-type="string">
            <text:p>https://www.mouser.co.uk/ProductDetail/344-NX3225SA27.12MST</text:p>
          </table:table-cell>
          <table:table-cell office:value-type="float" office:value="5" calcext:value-type="float">
            <text:p>5</text:p>
          </table:table-cell>
          <table:table-cell table:style-name="ce9" table:number-columns-repeated="4"/>
          <table:table-cell table:style-name="ce17" office:value-type="string" calcext:value-type="string">
            <text:p>https://www.mouser.co.uk/ProductDetail/NDK/NX3225SA-27.12M-STD-CSR-3?qs=w%2Fv1CP2dgqrycwpf4zbGAA%3D%3D</text:p>
          </table:table-cell>
          <table:table-cell table:style-name="ce17" office:value-type="string" calcext:value-type="string">
            <text:p><text:a xlink:href="https://uk.farnell.com/samsung-electro-mechanics/cl10a225kq8nnnc/cap-2-2uf-6-3v-mlcc-0603/dp/3013394RL" xlink:type="simple">https://uk.farnell.com/samsung-electro-mechanics/cl10a225kq8nnnc/cap-2-2uf-6-3v-mlcc-0603/dp/3013394RL</text:a></text:p>
          </table:table-cell>
          <table:table-cell table:style-name="ce17" office:value-type="string" calcext:value-type="string">
            <text:p>Re-reel</text:p>
          </table:table-cell>
          <table:table-cell table:style-name="ce2"/>
          <table:table-cell table:style-name="ce9" table:number-columns-repeated="17"/>
          <table:table-cell table:number-columns-repeated="991"/>
        </table:table-row>
        <table:table-row table:style-name="ro2">
          <table:table-cell table:style-name="ce9" office:value-type="string" calcext:value-type="string">
            <text:p>C100, C207, C210, C212, C216, C218, 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2u2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Unpolarized capacitor</text:p>
          </table:table-cell>
          <table:table-cell office:value-type="string" calcext:value-type="string">
            <text:p>https://www.mouser.co.uk/ProductDetail/Samsung-Electro-Mechanics/CL10A225KP8NNNC?qs=hqM3L16%252Bxldb5UYUGQVB5Q%3D%3D</text:p>
          </table:table-cell>
          <table:table-cell office:value-type="float" office:value="100" calcext:value-type="float">
            <text:p>100</text:p>
          </table:table-cell>
          <table:table-cell table:style-name="ce9" table:number-columns-repeated="4"/>
          <table:table-cell office:value-type="string" calcext:value-type="string">
            <text:p>https://uk.farnell.com/samsung-electro-mechanics/cl10a225kq8nnnc/cap-2-2uf-6-3v-mlcc-0603/dp/3013394</text:p>
          </table:table-cell>
          <table:table-cell table:style-name="ce17" office:value-type="string" calcext:value-type="string">
            <text:p><text:a xlink:href="https://uk.farnell.com/samsung-electro-mechanics/cl10a105ka8nnnc/cap-1uf-25v-mlcc-0603/dp/3010056" xlink:type="simple">https://uk.farnell.com/samsung-electro-mechanics/cl10a105ka8nnnc/cap-1uf-25v-mlcc-0603/dp/3010056</text:a></text:p>
          </table:table-cell>
          <table:table-cell table:style-name="ce17"/>
          <table:table-cell table:style-name="ce2"/>
          <table:table-cell table:style-name="ce9" table:number-columns-repeated="17"/>
          <table:table-cell table:number-columns-repeated="991"/>
        </table:table-row>
        <table:table-row table:style-name="ro2">
          <table:table-cell table:style-name="ce9" office:value-type="string" calcext:value-type="string">
            <text:p>C200,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u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Unpolarized capacitor</text:p>
          </table:table-cell>
          <table:table-cell office:value-type="string" calcext:value-type="string">
            <text:p>https://www.mouser.co.uk/ProductDetail/KEMET/C0603C105K4RACTU?qs=STjISULpmtZNMAZGR4X39Q%3D%3D</text:p>
          </table:table-cell>
          <table:table-cell office:value-type="float" office:value="10" calcext:value-type="float">
            <text:p>10</text:p>
          </table:table-cell>
          <table:table-cell table:style-name="ce9" table:number-columns-repeated="4"/>
          <table:table-cell office:value-type="string" calcext:value-type="string">
            <text:p>https://uk.farnell.com/samsung-electro-mechanics/cl10a105ka8nnnc/cap-1uf-25v-mlcc-0603/dp/3013382</text:p>
          </table:table-cell>
          <table:table-cell table:style-name="ce17" office:value-type="string" calcext:value-type="string">
            <text:p><text:a xlink:href="https://uk.farnell.com/samsung-electro-mechanics/cl10b103kb8nnnc/cap-0-01uf-50v-mlcc-0603/dp/3010081" xlink:type="simple">https://uk.farnell.com/samsung-electro-mechanics/cl10b103kb8nnnc/cap-0-01uf-50v-mlcc-0603/dp/3010081</text:a></text:p>
          </table:table-cell>
          <table:table-cell table:style-name="ce17" office:value-type="string" calcext:value-type="string">
            <text:p>Full reel 4000 £12</text:p>
          </table:table-cell>
          <table:table-cell table:style-name="ce2"/>
          <table:table-cell table:style-name="ce9" table:number-columns-repeated="17"/>
          <table:table-cell table:number-columns-repeated="991"/>
        </table:table-row>
        <table:table-row table:style-name="ro2">
          <table:table-cell table:style-name="ce9" office:value-type="string" calcext:value-type="string">
            <text:p>C201, C204, C206, C208, C209, C211, C215, C217,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10n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Unpolarized capacitor</text:p>
          </table:table-cell>
          <table:table-cell office:value-type="string" calcext:value-type="string">
            <text:p>https://www.mouser.co.uk/ProductDetail/YAGEO/CC0603KRX7R9BB103?qs=AgBp2OyFlx%252BeoRRspw6PJg%3D%3D</text:p>
          </table:table-cell>
          <table:table-cell office:value-type="float" office:value="100" calcext:value-type="float">
            <text:p>100</text:p>
          </table:table-cell>
          <table:table-cell table:style-name="ce9" table:number-columns-repeated="4"/>
          <table:table-cell office:value-type="string" calcext:value-type="string">
            <text:p>https://uk.farnell.com/samsung-electro-mechanics/cl10b103kb8nnnc/cap-0-01uf-50v-mlcc-0603/dp/3013408</text:p>
          </table:table-cell>
          <table:table-cell table:style-name="ce17" table:number-columns-repeated="2"/>
          <table:table-cell table:style-name="ce2"/>
          <table:table-cell table:style-name="ce9" table:number-columns-repeated="17"/>
          <table:table-cell table:number-columns-repeated="991"/>
        </table:table-row>
        <table:table-row table:style-name="ro2">
          <table:table-cell table:style-name="ce9" office:value-type="string" calcext:value-type="string">
            <text:p>C202,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n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Unpolarized capacitor</text:p>
          </table:table-cell>
          <table:table-cell office:value-type="string" calcext:value-type="string">
            <text:p>https://www.mouser.co.uk/ProductDetail/KEMET/C0603C102J5RACTU?qs=qG1y%252BaZBm0ORyW8zMfKotw%3D%3D</text:p>
          </table:table-cell>
          <table:table-cell office:value-type="float" office:value="10" calcext:value-type="float">
            <text:p>10</text:p>
          </table:table-cell>
          <table:table-cell table:style-name="ce9" table:number-columns-repeated="4"/>
          <table:table-cell office:value-type="string" calcext:value-type="string">
            <text:p><text:a xlink:href="https://uk.farnell.com/samsung-electro-mechanics/cl10c102jb8nnnc/cap-1000pf-50v-mlcc-0603/dp/3013440" xlink:type="simple">https://uk.farnell.com/samsung-electro-mechanics/cl10c102jb8nnnc/cap-1000pf-50v-mlcc-0603/dp/3013440</text:a></text:p>
          </table:table-cell>
          <table:table-cell table:style-name="ce17"/>
          <table:table-cell table:style-name="ce2"/>
          <table:table-cell table:style-name="ce9" table:number-columns-repeated="17"/>
          <table:table-cell table:number-columns-repeated="992"/>
        </table:table-row>
        <table:table-row table:style-name="ro2">
          <table:table-cell table:style-name="ce9" office:value-type="string" calcext:value-type="string">
            <text:p>C203,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2n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Unpolarized capacitor</text:p>
          </table:table-cell>
          <table:table-cell office:value-type="string" calcext:value-type="string">
            <text:p>https://www.mouser.co.uk/ProductDetail/KEMET/C0603C223K5RACAUTO7411?qs=qbH48L%2FGONQMhVCNVaAS1Q%3D%3D</text:p>
          </table:table-cell>
          <table:table-cell office:value-type="float" office:value="10" calcext:value-type="float">
            <text:p>10</text:p>
          </table:table-cell>
          <table:table-cell table:style-name="ce9" table:number-columns-repeated="4"/>
          <table:table-cell table:style-name="ce17" table:number-columns-repeated="2"/>
          <table:table-cell table:style-name="ce2"/>
          <table:table-cell table:style-name="ce9" table:number-columns-repeated="17"/>
          <table:table-cell table:number-columns-repeated="992"/>
        </table:table-row>
        <table:table-row table:style-name="ro2">
          <table:table-cell table:style-name="ce9" office:value-type="string" calcext:value-type="string">
            <text:p>C205,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u7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Unpolarized capacitor</text:p>
          </table:table-cell>
          <table:table-cell office:value-type="string" calcext:value-type="string">
            <text:p>https://www.mouser.co.uk/ProductDetail/Samsung-Electro-Mechanics/CL10A475KP8NNNL?qs=xZ%2FP%252Ba9zWqZgU%2Fu36Vz%2FLw%3D%3D</text:p>
          </table:table-cell>
          <table:table-cell office:value-type="float" office:value="10" calcext:value-type="float">
            <text:p>10</text:p>
          </table:table-cell>
          <table:table-cell table:style-name="ce9" table:number-columns-repeated="4"/>
          <table:table-cell table:style-name="ce17" office:value-type="string" calcext:value-type="string">
            <text:p><text:a xlink:href="https://uk.farnell.com/samsung-electro-mechanics/cl10a225kq8nnnc/cap-2-2uf-6-3v-mlcc-0603/dp/3013394RL" xlink:type="simple">https://uk.farnell.com/samsung-electro-mechanics/cl10a225kq8nnnc/cap-2-2uf-6-3v-mlcc-0603/dp/3013394RL</text:a></text:p>
          </table:table-cell>
          <table:table-cell table:style-name="ce17" office:value-type="string" calcext:value-type="string">
            <text:p>Per order charge</text:p>
          </table:table-cell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9" office:value-type="string" calcext:value-type="string">
            <text:p>C213, C214, C301, C312, 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10p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Unpolarized capacitor</text:p>
          </table:table-cell>
          <table:table-cell office:value-type="string" calcext:value-type="string">
            <text:p>https://www.mouser.co.uk/ProductDetail/Vishay-Vitramon/VJ0603A100GXACW1BC?qs=PdD6qrCyjkAydYW8ITawjw%3D%3D</text:p>
          </table:table-cell>
          <table:table-cell office:value-type="float" office:value="40" calcext:value-type="float">
            <text:p>40</text:p>
          </table:table-cell>
          <table:table-cell table:style-name="ce9" table:number-columns-repeated="4"/>
          <table:table-cell table:style-name="ce17" office:value-type="string" calcext:value-type="string">
            <text:p>https://uk.farnell.com/multicomp-pro/mc0603n100f500ct/ceramic-capacitor-10pf-50v-c0g/dp/1710160?st=mc0603n100f500ct</text:p>
          </table:table-cell>
          <table:table-cell table:style-name="ce19" office:value-type="string" calcext:value-type="string">
            <text:p><text:a xlink:href="https://uk.farnell.com/yageo/cc0603grnpo9bn181/cap-180pf-50v-mlcc-0603/dp/3764441RL" xlink:type="simple">https://uk.farnell.com/yageo/cc0603grnpo9bn181/cap-180pf-50v-mlcc-0603/dp/3764441RL</text:a></text:p>
          </table:table-cell>
          <table:table-cell table:style-name="ce19" office:value-type="string" calcext:value-type="string">
            <text:p><text:a xlink:href="https://uk.farnell.com/multicomp-pro/mp0603n181g500ct/cap-180pf-50v-mlcc-0603/dp/4130254RL" xlink:type="simple">https://uk.farnell.com/multicomp-pro/mp0603n181g500ct/cap-180pf-50v-mlcc-0603/dp/4130254RL</text:a></text:p>
          </table:table-cell>
          <table:table-cell table:style-name="ce19" office:value-type="string" calcext:value-type="string">
            <text:p><text:a xlink:href="https://uk.farnell.com/murata/gcm1885c2a181fa16d/cap-180pf-100v-mlcc-0603/dp/3784624" xlink:type="simple">https://uk.farnell.com/murata/gcm1885c2a181fa16d/cap-180pf-100v-mlcc-0603/dp/3784624</text:a></text:p>
          </table:table-cell>
          <table:table-cell table:style-name="ce19" office:value-type="string" calcext:value-type="string">
            <text:p><text:a xlink:href="https://uk.farnell.com/yageo/cc0603grnpo9bn181/cap-180pf-50v-mlcc-0603/dp/3759598" xlink:type="simple">https://uk.farnell.com/yageo/cc0603grnpo9bn181/cap-180pf-50v-mlcc-0603/dp/3759598</text:a></text:p>
          </table:table-cell>
          <table:table-cell table:style-name="ce19" office:value-type="string" calcext:value-type="string">
            <text:p><text:a xlink:href="https://uk.farnell.com/yageo/cc0603frnpo9bn181/cap-180pf-50v-mlcc-0603/dp/3759566" xlink:type="simple">https://uk.farnell.com/yageo/cc0603frnpo9bn181/cap-180pf-50v-mlcc-0603/dp/3759566</text:a></text:p>
          </table:table-cell>
          <table:table-cell table:style-name="ce9" table:number-columns-repeated="14"/>
          <table:table-cell table:number-columns-repeated="992"/>
        </table:table-row>
        <table:table-row table:style-name="ro2">
          <table:table-cell table:style-name="ce9" office:value-type="string" calcext:value-type="string">
            <text:p>C305, C308,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680p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Unpolarized capacitor</text:p>
          </table:table-cell>
          <table:table-cell office:value-type="string" calcext:value-type="string">
            <text:p>https://www.mouser.co.uk/ProductDetail/Samsung-Electro-Mechanics/CL10C681JB8NFNC?qs=xZ%2FP%252Ba9zWqZFPJX3WmjCAA%3D%3D</text:p>
          </table:table-cell>
          <table:table-cell office:value-type="float" office:value="20" calcext:value-type="float">
            <text:p>20</text:p>
          </table:table-cell>
          <table:table-cell table:style-name="ce9" table:number-columns-repeated="4"/>
          <table:table-cell table:style-name="ce17" office:value-type="string" calcext:value-type="string">
            <text:p>https://uk.farnell.com/murata/gcm1885c2a681fa16d/cap-aec-q200-680pf-100v-mlcc-0603/dp/3581272</text:p>
          </table:table-cell>
          <table:table-cell table:style-name="ce17" office:value-type="string" calcext:value-type="string">
            <text:p>https://www.mouser.co.uk/ProductDetail/Murata-Electronics/LXRW0YV600-054?qs=ds50AKTGxA8D9pWE0AMokg%3D%3D</text:p>
          </table:table-cell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9" office:value-type="string" calcext:value-type="string">
            <text:p>C302, C314, C31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XRW0YV600-054</text:p>
          </table:table-cell>
          <table:table-cell table:style-name="ce9" office:value-type="string" calcext:value-type="string">
            <text:p>LXRW0YV600-054_Drawn</text:p>
          </table:table-cell>
          <table:table-cell table:style-name="ce9" office:value-type="string" calcext:value-type="string">
            <text:p>Lol_20230821:LXRW0YV600054 Handsolder</text:p>
          </table:table-cell>
          <table:table-cell table:style-name="ce9" office:value-type="string" calcext:value-type="string">
            <text:p>Trimmer / Variable Capacitors 50VAC 60pF CSP 0.6x0.6mm</text:p>
          </table:table-cell>
          <table:table-cell office:value-type="string" calcext:value-type="string">
            <text:p>https://www.mouser.co.uk/ProductDetail/Murata-Electronics/LXRW0YV600-054?qs=ds50AKTGxA8D9pWE0AMokg%3D%3D</text:p>
          </table:table-cell>
          <table:table-cell office:value-type="float" office:value="20" calcext:value-type="float">
            <text:p>20</text:p>
          </table:table-cell>
          <table:table-cell table:style-name="ce9" table:number-columns-repeated="4"/>
          <table:table-cell table:style-name="ce17" office:value-type="string" calcext:value-type="string">
            <text:p>https://uk.farnell.com/murata/lxrw0yv600-054/variable-capacitor-30-60pf-smd/dp/3052318</text:p>
          </table:table-cell>
          <table:table-cell table:style-name="ce17" office:value-type="string" calcext:value-type="string">
            <text:p>https://uk.farnell.com/walsin/0603n101g500/capacitor-mlcc-100pf-c0g-50v-0603/dp/3790524</text:p>
          </table:table-cell>
          <table:table-cell table:style-name="ce9" office:value-type="string" calcext:value-type="string">
            <text:p>https://uk.farnell.com/yageo/cc0603frnpo9bn101/cap-100pf-50v-mlcc-0603/dp/3759559</text:p>
          </table:table-cell>
          <table:table-cell table:style-name="ce9" table:number-columns-repeated="17"/>
          <table:table-cell table:number-columns-repeated="992"/>
        </table:table-row>
        <table:table-row table:style-name="ro2">
          <table:table-cell table:style-name="ce9" office:value-type="string" calcext:value-type="string">
            <text:p>L300, L301, L400, 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MLJ1608WR27JT000</text:p>
          </table:table-cell>
          <table:table-cell table:style-name="ce9" office:value-type="string" calcext:value-type="string">
            <text:p>Lol_L</text:p>
          </table:table-cell>
          <table:table-cell table:style-name="ce9" office:value-type="string" calcext:value-type="string">
            <text:p>Lol_20230821:Lol_0603</text:p>
          </table:table-cell>
          <table:table-cell/>
          <table:table-cell office:value-type="string" calcext:value-type="string">
            <text:p>https://www.mouser.co.uk/ProductDetail/TDK/MLJ1608WR27JT000?qs=XFe3dyCRgQjWReJUSn7JRQ%3D%3D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style-name="ce17" office:value-type="string" calcext:value-type="string">
            <text:p>https://uk.farnell.com/tdk/mlj1608wr27jt000/inductor-270nh-260mhz-shld-0603/dp/3386864?st=MLJ1608WR27JT000</text:p>
          </table:table-cell>
          <table:table-cell table:style-name="ce17" office:value-type="string" calcext:value-type="string">
            <text:p>https://uk.farnell.com/murata/gcm1885c2a681ga16d/cap-aec-q200-680pf-100v-mlcc-0603/dp/3784366RL</text:p>
          </table:table-cell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9" office:value-type="string" calcext:value-type="string">
            <text:p>LED100, LED101,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~</text:p>
          </table:table-cell>
          <table:table-cell table:style-name="ce9" office:value-type="string" calcext:value-type="string">
            <text:p>Lol_LED</text:p>
          </table:table-cell>
          <table:table-cell table:style-name="ce9" office:value-type="string" calcext:value-type="string">
            <text:p>MP008285</text:p>
          </table:table-cell>
          <table:table-cell table:style-name="ce9" office:value-type="string" calcext:value-type="string">
            <text:p>LED, Red, SMD, 0603 [1608 Metric], 20 mA, 2.4 V, 638 nm</text:p>
          </table:table-cell>
          <table:table-cell table:number-columns-repeated="2"/>
          <table:table-cell table:style-name="ce9" table:number-columns-repeated="4"/>
          <table:table-cell table:style-name="ce17"/>
          <table:table-cell table:style-name="ce17" office:value-type="string" calcext:value-type="string">
            <text:p>https://uk.farnell.com/walsin/0603n560g500ct/cap-56pf-50v-mlcc-0603/dp/3881041</text:p>
          </table:table-cell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9" office:value-type="string" calcext:value-type="string">
            <text:p>R100, R101,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k</text:p>
          </table:table-cell>
          <table:table-cell table:style-name="ce9" office:value-type="string" calcext:value-type="string">
            <text:p>Lol_R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Resistor</text:p>
          </table:table-cell>
          <table:table-cell office:value-type="string" calcext:value-type="string">
            <text:p>https://www.mouser.co.uk/ProductDetail/YAGEO/AC0603FR-071KL?qs=sGAEpiMZZMtlubZbdhIBIOG3KwTtqrl%2FUZt%252B5hgA%252BDM%3D</text:p>
          </table:table-cell>
          <table:table-cell office:value-type="float" office:value="20" calcext:value-type="float">
            <text:p>20</text:p>
          </table:table-cell>
          <table:table-cell table:style-name="ce9" table:number-columns-repeated="4"/>
          <table:table-cell table:style-name="ce17" office:value-type="string" calcext:value-type="string">
            <text:p>https://uk.farnell.com/multicomp-pro/mcwf06p1001ftl/res-thick-film-1k-1-0-125w-0603/dp/2694032</text:p>
          </table:table-cell>
          <table:table-cell table:style-name="ce17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9" office:value-type="string" calcext:value-type="string">
            <text:p>J411,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Conn_01x02_Pin</text:p>
          </table:table-cell>
          <table:table-cell table:style-name="ce9" office:value-type="string" calcext:value-type="string">
            <text:p>Connector_PinHeader_2.54mm:PinHeader_1x02_P2.54mm_Vertical</text:p>
          </table:table-cell>
          <table:table-cell table:style-name="ce9" office:value-type="string" calcext:value-type="string">
            <text:p>Generic connector, single row, 01x02, script generated</text:p>
          </table:table-cell>
          <table:table-cell table:number-columns-repeated="2"/>
          <table:table-cell table:style-name="ce9" table:number-columns-repeated="4"/>
          <table:table-cell table:style-name="ce17"/>
          <table:table-cell table:style-name="ce17" office:value-type="string" calcext:value-type="string">
            <text:p>https://uk.farnell.com/vishay/vj0603a470gxacw1bc/cap-47pf-50v-2-c0g-np0-0603/dp/2896392</text:p>
          </table:table-cell>
          <table:table-cell table:style-name="ce9" office:value-type="string" calcext:value-type="string">
            <text:p>https://uk.farnell.com/multicomp/mcmt18n470f100ct/cap-47pf-10v-1-c0g-np0-0603/dp/1856084RL</text:p>
          </table:table-cell>
          <table:table-cell table:style-name="ce9" table:number-columns-repeated="17"/>
          <table:table-cell table:number-columns-repeated="992"/>
        </table:table-row>
        <table:table-row table:style-name="ro2">
          <table:table-cell table:style-name="ce9" office:value-type="string" calcext:value-type="string">
            <text:p>J412,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Conn_01x08_Pin</text:p>
          </table:table-cell>
          <table:table-cell table:style-name="ce9" office:value-type="string" calcext:value-type="string">
            <text:p>Connector_PinHeader_2.54mm:PinHeader_1x08_P2.54mm_Vertical</text:p>
          </table:table-cell>
          <table:table-cell table:style-name="ce9" office:value-type="string" calcext:value-type="string">
            <text:p>Generic connector, single row, 01x08, script generated</text:p>
          </table:table-cell>
          <table:table-cell table:number-columns-repeated="2"/>
          <table:table-cell table:style-name="ce9" table:number-columns-repeated="4"/>
          <table:table-cell table:style-name="ce17" table:number-columns-repeated="2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9" table:number-columns-repeated="6"/>
          <table:table-cell table:number-columns-repeated="2"/>
          <table:table-cell table:style-name="ce9" table:number-columns-repeated="4"/>
          <table:table-cell table:style-name="ce17" table:number-columns-repeated="2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11" office:value-type="string" calcext:value-type="string">
            <text:p>YELLOW = Needs to be specified after after antenna measurement</text:p>
          </table:table-cell>
          <table:table-cell table:number-columns-repeated="11"/>
          <table:table-cell table:style-name="ce17" table:number-columns-repeated="2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12" office:value-type="string" calcext:value-type="string">
            <text:p>R300, R302,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2R4</text:p>
          </table:table-cell>
          <table:table-cell table:style-name="ce9" office:value-type="string" calcext:value-type="string">
            <text:p>Lol_R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Resistor</text:p>
          </table:table-cell>
          <table:table-cell office:value-type="string" calcext:value-type="string">
            <text:p>https://www.mouser.co.uk/ProductDetail/ROHM-Semiconductor/SDR03EZPJ2R4?qs=sGAEpiMZZMtlubZbdhIBIK8AeiPKd8jIcfw3gpJXil0%3D</text:p>
          </table:table-cell>
          <table:table-cell office:value-type="float" office:value="20" calcext:value-type="float">
            <text:p>20</text:p>
          </table:table-cell>
          <table:table-cell table:style-name="ce9" table:number-columns-repeated="4"/>
          <table:table-cell table:style-name="ce17" office:value-type="string" calcext:value-type="string">
            <text:p>https://uk.farnell.com/walsin/wr06w2r40ftl/res-2r4-1-0-1w-0603-thick-film/dp/2668257</text:p>
          </table:table-cell>
          <table:table-cell table:style-name="ce17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12" office:value-type="string" calcext:value-type="string">
            <text:p>C300, C313,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80p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Unpolarized capacitor</text:p>
          </table:table-cell>
          <table:table-cell office:value-type="string" calcext:value-type="string">
            <text:p>https://www.mouser.co.uk/ProductDetail/YAGEO/CC0603GRNPO9BN181?qs=7s%252B3O6pAiyAu%252BAHaaNvB1w%3D%3D</text:p>
          </table:table-cell>
          <table:table-cell office:value-type="float" office:value="20" calcext:value-type="float">
            <text:p>20</text:p>
          </table:table-cell>
          <table:table-cell table:style-name="ce9" table:number-columns-repeated="4"/>
          <table:table-cell table:style-name="ce19" office:value-type="string" calcext:value-type="string">
            <text:p><text:a xlink:href="https://uk.farnell.com/walsin/0603n181g500ct/cap-180pf-50v-mlcc-0603/dp/3881033" xlink:type="simple">https://uk.farnell.com/walsin/0603n181g500ct/cap-180pf-50v-mlcc-0603/dp/3881033</text:a></text:p>
          </table:table-cell>
          <table:table-cell table:style-name="ce17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12" office:value-type="string" calcext:value-type="string">
            <text:p>C303, C310,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0p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Unpolarized capacitor</text:p>
          </table:table-cell>
          <table:table-cell office:value-type="string" calcext:value-type="string">
            <text:p>https://www.mouser.co.uk/ProductDetail/KEMET/C0603C101G1HACTU?qs=W0yvOO0ixfHBevHwATrgTQ%3D%3D</text:p>
          </table:table-cell>
          <table:table-cell office:value-type="float" office:value="20" calcext:value-type="float">
            <text:p>20</text:p>
          </table:table-cell>
          <table:table-cell table:style-name="ce9" table:number-columns-repeated="4"/>
          <table:table-cell table:style-name="ce17" office:value-type="string" calcext:value-type="string">
            <text:p>https://uk.farnell.com/walsin/0603n101f500ct/cap-100pf-50v-mlcc-0603/dp/3881026</text:p>
          </table:table-cell>
          <table:table-cell table:style-name="ce17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12" office:value-type="string" calcext:value-type="string">
            <text:p>C306, C309,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6p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Unpolarized capacitor</text:p>
          </table:table-cell>
          <table:table-cell office:value-type="string" calcext:value-type="string">
            <text:p>https://www.mouser.co.uk/ProductDetail/Walsin/0603N560F500CT?qs=ZrPdAQfJ6DOrm8xCUHxE5Q%3D%3D</text:p>
          </table:table-cell>
          <table:table-cell office:value-type="float" office:value="20" calcext:value-type="float">
            <text:p>20</text:p>
          </table:table-cell>
          <table:table-cell table:style-name="ce9" table:number-columns-repeated="4"/>
          <table:table-cell table:style-name="ce17" office:value-type="string" calcext:value-type="string">
            <text:p>https://uk.farnell.com/murata/gcm1885c2a560fa16d/cap-aec-q200-56pf-100v-mlcc-0603/dp/3581267</text:p>
          </table:table-cell>
          <table:table-cell table:style-name="ce17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12" office:value-type="string" calcext:value-type="string">
            <text:p>C315, C316,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82p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Unpolarized capacitor</text:p>
          </table:table-cell>
          <table:table-cell office:value-type="string" calcext:value-type="string">
            <text:p>https://www.mouser.co.uk/ProductDetail/Walsin/HH18N820G500CT?qs=ZrPdAQfJ6DO5GXvCW23E%252Bw%3D%3D</text:p>
          </table:table-cell>
          <table:table-cell office:value-type="float" office:value="20" calcext:value-type="float">
            <text:p>20</text:p>
          </table:table-cell>
          <table:table-cell table:style-name="ce9" table:number-columns-repeated="4"/>
          <table:table-cell table:style-name="ce17" office:value-type="string" calcext:value-type="string">
            <text:p>https://uk.farnell.com/yageo/cc0603frnpo9bn820/cap-82pf-50v-mlcc-0603/dp/3764431</text:p>
          </table:table-cell>
          <table:table-cell table:style-name="ce17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9" table:number-columns-repeated="6"/>
          <table:table-cell table:number-columns-repeated="2"/>
          <table:table-cell table:style-name="ce9" table:number-columns-repeated="4"/>
          <table:table-cell table:style-name="ce17" table:number-columns-repeated="2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13" office:value-type="string" calcext:value-type="string">
            <text:p>RED = Do Not Fit</text:p>
          </table:table-cell>
          <table:table-cell table:number-columns-repeated="11"/>
          <table:table-cell table:style-name="ce17" table:number-columns-repeated="2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14" office:value-type="string" calcext:value-type="string">
            <text:p>D300,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BAV70W-7-F</text:p>
          </table:table-cell>
          <table:table-cell table:style-name="ce9" office:value-type="string" calcext:value-type="string">
            <text:p>SOT65P210X100-3N</text:p>
          </table:table-cell>
          <table:table-cell table:style-name="ce9" office:value-type="string" calcext:value-type="string">
            <text:p>Diodes Inc 75V 300mA, Dual Silicon Junction Diode, 3-Pin SOT-323 BAV70W-7-F</text:p>
          </table:table-cell>
          <table:table-cell table:number-columns-repeated="2"/>
          <table:table-cell table:style-name="ce9" table:number-columns-repeated="4"/>
          <table:table-cell table:style-name="ce17" office:value-type="string" calcext:value-type="string">
            <text:p>https://uk.farnell.com/diodes-inc/bav70w-7-f/diode-small-signal-75v-0-3a-sot/dp/3127228?st=bav70w-7-f</text:p>
          </table:table-cell>
          <table:table-cell table:style-name="ce20" office:value-type="string" calcext:value-type="string">
            <text:p>https://www.mouser.co.uk/ProductDetail/Diodes-Incorporated/BAV70W-7-F?qs=1PNjYYN%2FHq3Y%2FR1jDefEWg%3D%3D</text:p>
          </table:table-cell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14" office:value-type="string" calcext:value-type="string">
            <text:p>J300_1, J300_2,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onn_01x01_Female</text:p>
          </table:table-cell>
          <table:table-cell table:style-name="ce9" office:value-type="string" calcext:value-type="string">
            <text:p>TestPoint_TH_Square</text:p>
          </table:table-cell>
          <table:table-cell table:style-name="ce9" office:value-type="string" calcext:value-type="string">
            <text:p>Lol_20230821:TestPoint_THTPad_1.0x1.0mm_Drill0.5mm</text:p>
          </table:table-cell>
          <table:table-cell table:style-name="ce9" office:value-type="string" calcext:value-type="string">
            <text:p>Generic connector, single row, 01x01, script generated (kicad-library-utils/schlib/autogen/connector/)</text:p>
          </table:table-cell>
          <table:table-cell table:number-columns-repeated="2"/>
          <table:table-cell table:style-name="ce9" table:number-columns-repeated="4"/>
          <table:table-cell table:style-name="ce17" table:number-columns-repeated="2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14" office:value-type="string" calcext:value-type="string">
            <text:p>J400, J401, J402, J403, J406, J407, J408, 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onn_01x01_Female</text:p>
          </table:table-cell>
          <table:table-cell table:style-name="ce9" office:value-type="string" calcext:value-type="string">
            <text:p>TestPoint_TH_Square</text:p>
          </table:table-cell>
          <table:table-cell table:style-name="ce9" office:value-type="string" calcext:value-type="string">
            <text:p>Lol_20230821:TestPoint_THTPad_1.0x1.0mm_Drill0.5mm</text:p>
          </table:table-cell>
          <table:table-cell table:style-name="ce9" office:value-type="string" calcext:value-type="string">
            <text:p>Generic connector, single row, 01x01, script generated (kicad-library-utils/schlib/autogen/connector/)</text:p>
          </table:table-cell>
          <table:table-cell table:number-columns-repeated="2"/>
          <table:table-cell table:style-name="ce9" table:number-columns-repeated="4"/>
          <table:table-cell table:style-name="ce17" table:number-columns-repeated="2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14" office:value-type="string" calcext:value-type="string">
            <text:p>P200, P202,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U.FL-R-SMT-1_10_</text:p>
          </table:table-cell>
          <table:table-cell table:style-name="ce9" office:value-type="string" calcext:value-type="string">
            <text:p>Lol_U.FL</text:p>
          </table:table-cell>
          <table:table-cell table:style-name="ce9" office:value-type="string" calcext:value-type="string">
            <text:p>Lol_20230821:U.FL-R-SMT-1_10_</text:p>
          </table:table-cell>
          <table:table-cell table:style-name="ce9" office:value-type="string" calcext:value-type="string">
            <text:p>UFL SMT PCB receptable,DC-6GHz Hirose Straight 50 Surface Mount UFL Connector, Receptacle, Solder Termination Coaxial</text:p>
          </table:table-cell>
          <table:table-cell office:value-type="string" calcext:value-type="string">
            <text:p>https://www.mouser.co.uk/ProductDetail/Hirose-Connector/U.FL-R-SMT-110?qs=kL1ClTr6oBoOdtqlGQpQrQ%3D%3D</text:p>
          </table:table-cell>
          <table:table-cell office:value-type="float" office:value="3" calcext:value-type="float">
            <text:p>3</text:p>
          </table:table-cell>
          <table:table-cell table:style-name="ce9" table:number-columns-repeated="4"/>
          <table:table-cell table:style-name="ce17" office:value-type="string" calcext:value-type="string">
            <text:p>https://uk.farnell.com/hirose-hrs/u-fl-r-smt-1-10/rf-coaxial-u-fl-straight-jack/dp/1688077</text:p>
          </table:table-cell>
          <table:table-cell table:style-name="ce17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14" office:value-type="string" calcext:value-type="string">
            <text:p>Q300,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NX3008NBK,215</text:p>
          </table:table-cell>
          <table:table-cell table:style-name="ce9" office:value-type="string" calcext:value-type="string">
            <text:p>NX3008NBK215</text:p>
          </table:table-cell>
          <table:table-cell table:style-name="ce9" office:value-type="string" calcext:value-type="string">
            <text:p>NEXPERIA - NX3008NBK,215 - MOSFET Transistor, Trench, N Channel, 400 mA, 30 V, 1 ohm, 4.5 V, 900 mV</text:p>
          </table:table-cell>
          <table:table-cell table:number-columns-repeated="2"/>
          <table:table-cell table:style-name="ce9" table:number-columns-repeated="4"/>
          <table:table-cell table:style-name="ce17" office:value-type="string" calcext:value-type="string">
            <text:p>https://uk.farnell.com/nexperia/nx3008nbk-215/mosfet-n-ch-30v-400ma-sot23/dp/2069541?st=nx3008nbk</text:p>
          </table:table-cell>
          <table:table-cell table:style-name="ce17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14" office:value-type="string" calcext:value-type="string">
            <text:p>R116, R117,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k8 NF</text:p>
          </table:table-cell>
          <table:table-cell table:style-name="ce9" office:value-type="string" calcext:value-type="string">
            <text:p>Lol_R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Resistor</text:p>
          </table:table-cell>
          <table:table-cell table:number-columns-repeated="2"/>
          <table:table-cell table:style-name="ce9" table:number-columns-repeated="4"/>
          <table:table-cell table:style-name="ce17" office:value-type="string" calcext:value-type="string">
            <text:p>https://uk.farnell.com/te-connectivity/crgh0603f1k8/res-1k8-1-0-2w-0603-thick-film/dp/2332006</text:p>
          </table:table-cell>
          <table:table-cell table:style-name="ce17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14" office:value-type="string" calcext:value-type="string">
            <text:p>R204,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F</text:p>
          </table:table-cell>
          <table:table-cell table:style-name="ce9" office:value-type="string" calcext:value-type="string">
            <text:p>Lol_R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Resistor</text:p>
          </table:table-cell>
          <table:table-cell table:number-columns-repeated="2"/>
          <table:table-cell table:style-name="ce9" table:number-columns-repeated="4"/>
          <table:table-cell table:style-name="ce17"/>
          <table:table-cell table:style-name="ce17" office:value-type="string" calcext:value-type="string">
            <text:p>https://www.mouser.co.uk/ProductDetail/STMicroelectronics/ST25R3916B-AQWT?qs=Znm5pLBrcAK6gbJpvnT4Gw%3D%3D</text:p>
          </table:table-cell>
          <table:table-cell office:value-type="string" calcext:value-type="string">
            <text:p>https://uk.farnell.com/stmicroelectronics/st25r3916b-aqwt/rfid-read-write-27-12mhz-vfqfpn/dp/4067510</text:p>
          </table:table-cell>
          <table:table-cell table:style-name="ce9" table:number-columns-repeated="17"/>
          <table:table-cell table:number-columns-repeated="992"/>
        </table:table-row>
        <table:table-row table:style-name="ro2">
          <table:table-cell table:style-name="ce14" office:value-type="string" calcext:value-type="string">
            <text:p>R205, R400,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NetTie_2</text:p>
          </table:table-cell>
          <table:table-cell table:style-name="ce9" office:value-type="string" calcext:value-type="string">
            <text:p>TestPoint_Link_0603</text:p>
          </table:table-cell>
          <table:table-cell table:style-name="ce9" office:value-type="string" calcext:value-type="string">
            <text:p>Lol_20230821:Lol_0603_tie</text:p>
          </table:table-cell>
          <table:table-cell table:style-name="ce9" office:value-type="string" calcext:value-type="string">
            <text:p>Breakin test point 0603</text:p>
          </table:table-cell>
          <table:table-cell table:number-columns-repeated="2"/>
          <table:table-cell table:style-name="ce9" table:number-columns-repeated="4"/>
          <table:table-cell table:style-name="ce17"/>
          <table:table-cell table:style-name="ce17" office:value-type="string" calcext:value-type="string">
            <text:p>https://uk.rs-online.com/web/p/crystal-units/1847880</text:p>
          </table:table-cell>
          <table:table-cell table:style-name="ce9" office:value-type="string" calcext:value-type="string">
            <text:p>https://jlcpcb.com/partdetail/Ndk-NX3225SA_27_12M_STD_CSR3/C1987076</text:p>
          </table:table-cell>
          <table:table-cell table:style-name="ce9" table:number-columns-repeated="9"/>
          <table:table-cell table:style-name="ce21" office:value-type="string" calcext:value-type="string">
            <text:p><text:a xlink:href="https://www.mouser.co.uk/ProductDetail/NDK/NX3225SA-27.12M-STD-CSR-3?qs=w%2Fv1CP2dgqrycwpf4zbGAA%3D%3D" xlink:type="simple">https://www.mouser.co.uk/ProductDetail/NDK/NX3225SA-27.12M-STD-CSR-3?qs=w%2Fv1CP2dgqrycwpf4zbGAA%3D%3D</text:a></text:p>
          </table:table-cell>
          <table:table-cell table:style-name="ce9" table:number-columns-repeated="7"/>
          <table:table-cell table:number-columns-repeated="992"/>
        </table:table-row>
        <table:table-row table:style-name="ro2">
          <table:table-cell table:style-name="ce14" office:value-type="string" calcext:value-type="string">
            <text:p>R301,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00R</text:p>
          </table:table-cell>
          <table:table-cell table:style-name="ce9" office:value-type="string" calcext:value-type="string">
            <text:p>Lol_R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Resistor</text:p>
          </table:table-cell>
          <table:table-cell table:number-columns-repeated="2"/>
          <table:table-cell table:style-name="ce9" table:number-columns-repeated="4"/>
          <table:table-cell table:style-name="ce17" office:value-type="string" calcext:value-type="string">
            <text:p>https://uk.farnell.com/multicomp/mcwf06p1000ftl/res-100r-1-0-125w-0603-thick-film/dp/2694031</text:p>
          </table:table-cell>
          <table:table-cell table:style-name="ce17"/>
          <table:table-cell table:style-name="ce9" table:number-columns-repeated="18"/>
          <table:table-cell table:number-columns-repeated="992"/>
        </table:table-row>
        <table:table-row table:style-name="ro2">
          <table:table-cell table:style-name="ce14" office:value-type="string" calcext:value-type="string">
            <text:p>R303,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7k</text:p>
          </table:table-cell>
          <table:table-cell table:style-name="ce9" office:value-type="string" calcext:value-type="string">
            <text:p>Lol_R</text:p>
          </table:table-cell>
          <table:table-cell table:style-name="ce9" office:value-type="string" calcext:value-type="string">
            <text:p>Lol_20230821:Lol_0603</text:p>
          </table:table-cell>
          <table:table-cell table:style-name="ce9" office:value-type="string" calcext:value-type="string">
            <text:p>Resistor</text:p>
          </table:table-cell>
          <table:table-cell table:number-columns-repeated="2"/>
          <table:table-cell table:style-name="ce9" table:number-columns-repeated="4"/>
          <table:table-cell table:style-name="ce17" office:value-type="string" calcext:value-type="string">
            <text:p>https://uk.farnell.com/multicomp/mcwr06x4702ftl/res-47k-1-0-1w-thick-film/dp/2447376</text:p>
          </table:table-cell>
          <table:table-cell table:style-name="ce17"/>
          <table:table-cell table:number-columns-repeated="1010"/>
        </table:table-row>
        <table:table-row table:style-name="ro2">
          <table:table-cell table:style-name="ce15" office:value-type="string" calcext:value-type="string">
            <text:p>H2,H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_3.2mm_M3_Pad</text:p>
          </table:table-cell>
          <table:table-cell table:number-columns-repeated="8"/>
          <table:table-cell table:style-name="ce17" table:number-columns-repeated="2"/>
          <table:table-cell table:number-columns-repeated="1010"/>
        </table:table-row>
        <table:table-row table:style-name="ro2">
          <table:table-cell table:style-name="ce15" office:value-type="string" calcext:value-type="string">
            <text:p>H4,H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 NC</text:p>
          </table:table-cell>
          <table:table-cell office:value-type="string" calcext:value-type="string">
            <text:p>MountingHole_3.2mm_M3_Pad NPTH</text:p>
          </table:table-cell>
          <table:table-cell table:style-name="Default"/>
          <table:table-cell table:number-columns-repeated="7"/>
          <table:table-cell table:style-name="ce17" table:number-columns-repeated="2"/>
          <table:table-cell table:number-columns-repeated="1010"/>
        </table:table-row>
        <table:table-row table:style-name="ro2" table:number-rows-repeated="2">
          <table:table-cell table:style-name="Default" table:number-columns-repeated="5"/>
          <table:table-cell table:number-columns-repeated="7"/>
          <table:table-cell table:style-name="ce17" table:number-columns-repeated="2"/>
          <table:table-cell table:number-columns-repeated="1010"/>
        </table:table-row>
        <table:table-row table:style-name="ro2" table:number-rows-repeated="948">
          <table:table-cell table:number-columns-repeated="12"/>
          <table:table-cell table:style-name="ce17" table:number-columns-repeated="2"/>
          <table:table-cell table:number-columns-repeated="1010"/>
        </table:table-row>
        <table:table-row table:style-name="ro3" table:number-rows-repeated="1047576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cardboard_first_build.A1:cardboard_first_build.M69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11:56:02.05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rdboard" style:display-name="PageStyle_cardbo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4-01-17T11:58:41.904000000</dc:date>
    <meta:editing-duration>PT15H29M21S</meta:editing-duration>
    <meta:editing-cycles>4</meta:editing-cycles>
    <meta:document-statistic meta:table-count="1" meta:cell-count="289" meta:object-count="0"/>
  </office:meta>
</office:document-meta>
</file>